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28cm" fo:min-width="0.57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cm" fo:min-width="0.55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84cm"/>
    </style:style>
    <style:style style:name="gr4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oboto Condensed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Roboto Condensed"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Roboto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0.637cm" svg:y="0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3.304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524cm" svg:height="1.524cm" svg:x="5.463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524cm" svg:height="1.524cm" svg:x="7.622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24cm" svg:height="1.524cm" svg:x="5.082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524cm" svg:height="1.524cm" svg:x="8.384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62cm" svg:height="1.09cm" svg:x="0.027cm" svg:y="0.315cm">
          <draw:text-box>
            <text:p text:style-name="P2"><text:span text:style-name="T1">0</text:span></text:p>
          </draw:text-box>
        </draw:frame>
        <draw:frame draw:style-name="gr3" draw:text-style-name="P3" draw:layer="layout" svg:width="0.762cm" svg:height="1.09cm" svg:x="-0.027cm" svg:y="3.637cm">
          <draw:text-box>
            <text:p text:style-name="P2"><text:span text:style-name="T1">1</text:span></text:p>
          </draw:text-box>
        </draw:frame>
        <draw:frame draw:style-name="gr3" draw:text-style-name="P3" draw:layer="layout" svg:width="0.762cm" svg:height="1.09cm" svg:x="3.702cm" svg:y="0.589cm">
          <draw:text-box>
            <text:p text:style-name="P2"><text:span text:style-name="T1">2</text:span></text:p>
          </draw:text-box>
        </draw:frame>
        <draw:frame draw:style-name="gr3" draw:text-style-name="P3" draw:layer="layout" svg:width="0.762cm" svg:height="1.09cm" svg:x="4.853cm" svg:y="4.044cm">
          <draw:text-box>
            <text:p text:style-name="P2"><text:span text:style-name="T1">3</text:span></text:p>
          </draw:text-box>
        </draw:frame>
        <draw:frame draw:style-name="gr3" draw:text-style-name="P3" draw:layer="layout" svg:width="0.762cm" svg:height="1.09cm" svg:x="4.545cm" svg:y="6.738cm">
          <draw:text-box>
            <text:p text:style-name="P2"><text:span text:style-name="T1">4</text:span></text:p>
          </draw:text-box>
        </draw:frame>
        <draw:frame draw:style-name="gr3" draw:text-style-name="P3" draw:layer="layout" svg:width="0.762cm" svg:height="1.09cm" svg:x="8.99cm" svg:y="2.012cm">
          <draw:text-box>
            <text:p text:style-name="P2"><text:span text:style-name="T1">5</text:span></text:p>
          </draw:text-box>
        </draw:frame>
        <draw:custom-shape draw:style-name="gr2" draw:text-style-name="P1" xml:id="id3" draw:id="id3" draw:layer="layout" svg:width="1.524cm" svg:height="1.524cm" svg:x="0.618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.161cm" svg:y1="0.856cm" svg:x2="3.527cm" svg:y2="1.714cm" draw:start-shape="id1" draw:start-glue-point="10" draw:end-shape="id2" draw:end-glue-point="5" svg:d="M2161 856l1366 858" svg:viewBox="0 0 1367 859">
          <text:p/>
        </draw:connector>
        <draw:connector draw:style-name="gr4" draw:text-style-name="P4" draw:layer="layout" draw:type="line" svg:x1="1.938cm" svg:y1="1.395cm" svg:x2="1.919cm" svg:y2="3.619cm" draw:start-shape="id1" draw:start-glue-point="9" draw:end-shape="id3" draw:end-glue-point="11" svg:d="M1938 1395l-19 2224" svg:viewBox="0 0 20 2225">
          <text:p/>
        </draw:connector>
        <draw:connector draw:style-name="gr4" draw:text-style-name="P4" draw:layer="layout" draw:type="line" svg:x1="1.38cm" svg:y1="3.396cm" svg:x2="1.399cm" svg:y2="1.618cm" draw:start-shape="id3" draw:start-glue-point="4" draw:end-shape="id1" draw:end-glue-point="8" svg:d="M1380 3396l19-1778" svg:viewBox="0 0 20 1779">
          <text:p/>
        </draw:connector>
        <draw:connector draw:style-name="gr4" draw:text-style-name="P4" draw:layer="layout" draw:type="line" svg:x1="1.919cm" svg:y1="4.697cm" svg:x2="5.082cm" svg:y2="6.825cm" draw:start-shape="id3" draw:start-glue-point="9" draw:end-shape="id4" draw:end-glue-point="6" svg:d="M1919 4697l3163 2128" svg:viewBox="0 0 3164 2129">
          <text:p/>
        </draw:connector>
        <draw:connector draw:style-name="gr4" draw:text-style-name="P4" draw:layer="layout" draw:type="line" svg:x1="6.606cm" svg:y1="6.825cm" svg:x2="8.607cm" svg:y2="6.602cm" draw:start-shape="id4" draw:start-glue-point="10" draw:end-shape="id5" draw:end-glue-point="7" svg:d="M6606 6825l2001-223" svg:viewBox="0 0 2002 224">
          <text:p/>
        </draw:connector>
        <draw:connector draw:style-name="gr4" draw:text-style-name="P4" draw:layer="layout" draw:type="line" svg:x1="5.686cm" svg:y1="3.873cm" svg:x2="4.605cm" svg:y2="2.792cm" draw:start-shape="id6" draw:start-glue-point="5" draw:end-shape="id2" draw:end-glue-point="9" svg:d="M5686 3873l-1081-1081" svg:viewBox="0 0 1082 1082">
          <text:p/>
        </draw:connector>
        <draw:connector draw:style-name="gr4" draw:text-style-name="P4" draw:layer="layout" draw:type="line" svg:x1="2.142cm" svg:y1="4.158cm" svg:x2="3.527cm" svg:y2="2.792cm" draw:start-shape="id3" draw:start-glue-point="10" draw:end-shape="id2" draw:end-glue-point="7" svg:d="M2142 4158l1385-1366" svg:viewBox="0 0 1386 1367">
          <text:p/>
        </draw:connector>
        <draw:connector draw:style-name="gr4" draw:text-style-name="P4" draw:layer="layout" draw:type="line" svg:x1="4.828cm" svg:y1="2.253cm" svg:x2="7.622cm" svg:y2="2.507cm" draw:start-shape="id2" draw:start-glue-point="10" draw:end-shape="id7" draw:end-glue-point="6" svg:d="M4828 2253l2794 254" svg:viewBox="0 0 2795 255">
          <text:p/>
        </draw:connector>
        <draw:connector draw:style-name="gr4" draw:text-style-name="P4" draw:layer="layout" draw:type="line" svg:x1="7.845cm" svg:y1="3.046cm" svg:x2="6.764cm" svg:y2="3.873cm" draw:start-shape="id7" draw:start-glue-point="7" draw:end-shape="id6" draw:end-glue-point="11" svg:d="M7845 3046l-1081 827" svg:viewBox="0 0 1082 828">
          <text:p/>
        </draw:connector>
        <draw:connector draw:style-name="gr4" draw:text-style-name="P4" draw:layer="layout" draw:type="line" svg:x1="6.225cm" svg:y1="5.174cm" svg:x2="5.844cm" svg:y2="6.063cm" draw:start-shape="id6" draw:start-glue-point="8" draw:end-shape="id4" draw:end-glue-point="4" svg:d="M6225 5174l-381 889" svg:viewBox="0 0 382 890">
          <text:p/>
        </draw:connector>
        <draw:connector draw:style-name="gr4" draw:text-style-name="P4" draw:layer="layout" draw:type="line" svg:x1="6.764cm" svg:y1="4.951cm" svg:x2="8.384cm" svg:y2="6.063cm" draw:start-shape="id6" draw:start-glue-point="9" draw:end-shape="id5" draw:end-glue-point="6" svg:d="M6764 4951l1620 1112" svg:viewBox="0 0 1621 1113">
          <text:p/>
        </draw:connector>
        <draw:connector draw:style-name="gr4" draw:text-style-name="P4" draw:layer="layout" draw:type="line" svg:x1="9.146cm" svg:y1="5.301cm" svg:x2="8.923cm" svg:y2="3.046cm" draw:start-shape="id5" draw:start-glue-point="4" draw:end-shape="id7" draw:end-glue-point="9" svg:d="M9146 5301l-223-2255" svg:viewBox="0 0 224 2256">
          <text:p/>
        </draw:connector>
        <draw:frame draw:style-name="gr3" draw:text-style-name="P3" draw:layer="layout" svg:width="0.762cm" svg:height="1.09cm" svg:x="9.39cm" svg:y="6.412cm">
          <draw:text-box>
            <text:p text:style-name="P2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27T13:08:45.919757006</dc:date>
    <meta:editing-duration>PT35M55S</meta:editing-duration>
    <meta:editing-cycles>15</meta:editing-cycles>
    <meta:generator>LibreOffice/6.3.3.2.0$Linux_X86_64 LibreOffice_project/30$Build-2</meta:generator>
    <meta:document-statistic meta:object-count="26"/>
  </office:meta>
</office:document-meta>
</file>